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Commands" style:family="table">
      <style:table-properties style:width="17.006cm" table:align="margins"/>
    </style:style>
    <style:style style:name="Commands.A" style:family="table-column">
      <style:table-column-properties style:column-width="4.918cm" style:rel-column-width="2788*"/>
    </style:style>
    <style:style style:name="Commands.B" style:family="table-column">
      <style:table-column-properties style:column-width="2.623cm" style:rel-column-width="1487*"/>
    </style:style>
    <style:style style:name="Commands.C" style:family="table-column">
      <style:table-column-properties style:column-width="9.465cm" style:rel-column-width="5366*"/>
    </style:style>
    <style:style style:name="Commands.A1" style:family="table-cell">
      <style:table-cell-properties fo:padding="0.097cm" fo:border-left="0.05pt solid #000000" fo:border-right="none" fo:border-top="0.05pt solid #000000" fo:border-bottom="0.05pt solid #000000"/>
    </style:style>
    <style:style style:name="Commands.C1" style:family="table-cell">
      <style:table-cell-properties fo:padding="0.097cm" fo:border="0.05pt solid #000000"/>
    </style:style>
    <style:style style:name="Commands.A2" style:family="table-cell">
      <style:table-cell-properties fo:padding="0.097cm" fo:border-left="0.05pt solid #000000" fo:border-right="none" fo:border-top="none" fo:border-bottom="0.05pt solid #000000"/>
    </style:style>
    <style:style style:name="Command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sul1" fo:font-size="10pt" fo:font-weight="normal" officeooo:paragraph-rsid="00204a0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text-properties fo:font-size="14pt" style:font-size-asian="12.25pt" style:font-size-complex="14pt"/>
    </style:style>
    <style:style style:name="P22" style:family="paragraph" style:parent-style-name="Standard">
      <style:text-properties fo:font-size="10pt" fo:font-weight="normal" officeooo:paragraph-rsid="00266190" style:font-size-asian="8.75pt" style:font-weight-asian="normal" style:font-size-complex="10pt" style:font-weight-complex="normal"/>
    </style:style>
    <style:style style:name="P23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sul1" fo:font-size="32pt" fo:font-weight="bold" officeooo:rsid="001ffdba" officeooo:paragraph-rsid="001ffdba" style:font-size-asian="32pt" style:font-weight-asian="bold" style:font-size-complex="3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32" style:family="paragraph" style:parent-style-name="Standard">
      <style:text-properties fo:font-size="14pt" fo:font-weight="bold" officeooo:rsid="0023265e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266190" officeooo:paragraph-rsid="00266190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paragraph-rsid="0032c432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paragraph-rsid="00330d9a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23265e"/>
    </style:style>
    <style:style style:name="P37" style:family="paragraph" style:parent-style-name="Standard">
      <style:text-properties officeooo:rsid="00249a33"/>
    </style:style>
    <style:style style:name="P38" style:family="paragraph" style:parent-style-name="Standard">
      <style:text-properties fo:font-size="10pt" fo:font-weight="normal" officeooo:rsid="00266190" officeooo:paragraph-rsid="00266190" style:font-size-asian="8.75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26a131" officeooo:paragraph-rsid="0026a131" style:font-size-asian="8.75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paragraph-rsid="003386c2" style:font-size-asian="8.75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bold" officeooo:rsid="00266190" officeooo:paragraph-rsid="00266190" style:font-size-asian="8.75pt" style:font-weight-asian="bold" style:font-size-complex="10pt" style:font-weight-complex="bold"/>
    </style:style>
    <style:style style:name="P42" style:family="paragraph" style:parent-style-name="Standard">
      <style:text-properties fo:font-size="10pt" fo:font-weight="bold" officeooo:rsid="0026a131" officeooo:paragraph-rsid="0026a131" style:font-size-asian="8.75pt" style:font-weight-asian="bold" style:font-size-complex="10pt" style:font-weight-complex="bold"/>
    </style:style>
    <style:style style:name="P43" style:family="paragraph" style:parent-style-name="Standard">
      <style:text-properties fo:font-size="10pt" fo:font-weight="bold" officeooo:paragraph-rsid="0026a131" style:font-size-asian="8.75pt" style:font-weight-asian="bold" style:font-size-complex="10pt" style:font-weight-complex="bold"/>
    </style:style>
    <style:style style:name="P44" style:family="paragraph" style:parent-style-name="Standard">
      <style:text-properties fo:font-weight="bold" officeooo:paragraph-rsid="0032c432" style:font-weight-asian="bold" style:font-weight-complex="bold"/>
    </style:style>
    <style:style style:name="P45" style:family="paragraph" style:parent-style-name="Standard">
      <style:text-properties fo:font-weight="bold" officeooo:paragraph-rsid="00330d9a" style:font-weight-asian="bold" style:font-weight-complex="bold"/>
    </style:style>
    <style:style style:name="P46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47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48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49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50" style:family="paragraph" style:parent-style-name="Standard" style:master-page-name="New_20_Section_20_Title_20__5b_Base-10_5d_">
      <style:paragraph-properties style:page-number="auto"/>
      <style:text-properties fo:font-size="10pt" fo:font-weight="bold" officeooo:paragraph-rsid="0026a131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Asul1" fo:font-size="12pt" style:font-size-asian="10.5pt" style:font-size-complex="12pt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er">
      <style:paragraph-properties fo:text-align="end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Table_20_Contents">
      <style:paragraph-properties fo:text-align="start" style:justify-single-word="false"/>
      <style:text-properties style:font-name="Asul1" fo:font-size="10pt" officeooo:paragraph-rsid="002c2e7b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Asul1" fo:font-size="10pt" officeooo:paragraph-rsid="002ff439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Asul1" fo:font-size="10pt" officeooo:paragraph-rsid="0035b20d" style:font-size-asian="10pt" style:font-size-complex="10pt"/>
    </style:style>
    <style:style style:name="P58" style:family="paragraph" style:parent-style-name="Table_20_Contents">
      <style:text-properties officeooo:paragraph-rsid="003386c2" style:font-size-complex="10pt"/>
    </style:style>
    <style:style style:name="P59" style:family="paragraph" style:parent-style-name="Table_20_Contents">
      <style:text-properties officeooo:paragraph-rsid="0034dd21" style:font-size-complex="10pt"/>
    </style:style>
    <style:style style:name="P60" style:family="paragraph" style:parent-style-name="Table_20_Contents">
      <style:text-properties officeooo:paragraph-rsid="00353150" style:font-size-complex="10pt"/>
    </style:style>
    <style:style style:name="P61" style:family="paragraph" style:parent-style-name="Table_20_Contents">
      <style:text-properties officeooo:paragraph-rsid="00356146" style:font-size-complex="10pt"/>
    </style:style>
    <style:style style:name="P62" style:family="paragraph" style:parent-style-name="Table_20_Contents">
      <style:text-properties fo:font-weight="bold" officeooo:paragraph-rsid="003386c2" style:font-weight-asian="bold" style:font-size-complex="10pt" style:font-weight-complex="bold"/>
    </style:style>
    <style:style style:name="P63" style:family="paragraph" style:parent-style-name="Section_20_Title">
      <style:text-properties officeooo:rsid="0023265e" officeooo:paragraph-rsid="0023265e"/>
    </style:style>
    <style:style style:name="P64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65" style:family="paragraph" style:parent-style-name="Section_20_Title">
      <style:text-properties fo:font-size="14pt" officeooo:paragraph-rsid="0031a063" style:font-size-asian="12.25pt" style:font-size-complex="14pt"/>
    </style:style>
    <style:style style:name="P66" style:family="paragraph" style:parent-style-name="Section_20_Title">
      <style:text-properties officeooo:paragraph-rsid="0031a063"/>
    </style:style>
    <style:style style:name="P67" style:family="paragraph">
      <style:paragraph-properties fo:text-align="center"/>
    </style:style>
    <style:style style:name="T1" style:family="text">
      <style:text-properties officeooo:rsid="001ffdba"/>
    </style:style>
    <style:style style:name="T2" style:family="text">
      <style:text-properties officeooo:rsid="00204a0e"/>
    </style:style>
    <style:style style:name="T3" style:family="text">
      <style:text-properties officeooo:rsid="002195fa"/>
    </style:style>
    <style:style style:name="T4" style:family="text">
      <style:text-properties officeooo:rsid="0023265e"/>
    </style:style>
    <style:style style:name="T5" style:family="text">
      <style:text-properties officeooo:rsid="002489f0"/>
    </style:style>
    <style:style style:name="T6" style:family="text">
      <style:text-properties officeooo:rsid="00249a33"/>
    </style:style>
    <style:style style:name="T7" style:family="text">
      <style:text-properties officeooo:rsid="00266190"/>
    </style:style>
    <style:style style:name="T8" style:family="text">
      <style:text-properties fo:font-weight="normal" officeooo:rsid="0026a131" style:font-weight-asian="normal" style:font-weight-complex="normal"/>
    </style:style>
    <style:style style:name="T9" style:family="text">
      <style:text-properties fo:font-weight="normal" officeooo:rsid="0026eddc" style:font-weight-asian="normal" style:font-weight-complex="normal"/>
    </style:style>
    <style:style style:name="T10" style:family="text">
      <style:text-properties fo:font-weight="normal" officeooo:rsid="00276161" style:font-weight-asian="normal" style:font-weight-complex="normal"/>
    </style:style>
    <style:style style:name="T11" style:family="text">
      <style:text-properties fo:font-weight="normal" officeooo:rsid="002d0946" style:font-weight-asian="normal" style:font-weight-complex="normal"/>
    </style:style>
    <style:style style:name="T12" style:family="text">
      <style:text-properties fo:font-weight="normal" officeooo:rsid="002fb491" style:font-weight-asian="normal" style:font-weight-complex="normal"/>
    </style:style>
    <style:style style:name="T13" style:family="text">
      <style:text-properties fo:font-weight="normal" officeooo:rsid="0031a063" style:font-weight-asian="normal" style:font-weight-complex="normal"/>
    </style:style>
    <style:style style:name="T14" style:family="text">
      <style:text-properties fo:font-weight="normal" officeooo:rsid="0032c432" style:font-weight-asian="normal" style:font-weight-complex="normal"/>
    </style:style>
    <style:style style:name="T15" style:family="text">
      <style:text-properties fo:font-weight="normal" officeooo:rsid="00330d9a" style:font-weight-asian="normal" style:font-weight-complex="normal"/>
    </style:style>
    <style:style style:name="T16" style:family="text">
      <style:text-properties officeooo:rsid="0026a131"/>
    </style:style>
    <style:style style:name="T17" style:family="text">
      <style:text-properties officeooo:rsid="002b50a5"/>
    </style:style>
    <style:style style:name="T18" style:family="text">
      <style:text-properties officeooo:rsid="002c2e7b"/>
    </style:style>
    <style:style style:name="T19" style:family="text">
      <style:text-properties officeooo:rsid="002ff439"/>
    </style:style>
    <style:style style:name="T20" style:family="text">
      <style:text-properties officeooo:rsid="0032c432"/>
    </style:style>
    <style:style style:name="T21" style:family="text">
      <style:text-properties fo:font-style="italic" fo:font-weight="normal" officeooo:rsid="00330d9a" style:font-style-asian="italic" style:font-weight-asian="normal" style:font-style-complex="italic" style:font-weight-complex="normal"/>
    </style:style>
    <style:style style:name="T22" style:family="text">
      <style:text-properties fo:font-style="normal" officeooo:rsid="00330d9a" style:font-style-asian="normal" style:font-style-complex="normal"/>
    </style:style>
    <style:style style:name="T23" style:family="text">
      <style:text-properties fo:font-style="normal" officeooo:rsid="003386c2" style:font-style-asian="normal" style:font-style-complex="normal"/>
    </style:style>
    <style:style style:name="T24" style:family="text">
      <style:text-properties fo:font-style="normal" fo:font-weight="normal" officeooo:rsid="00330d9a" style:font-style-asian="normal" style:font-weight-asian="normal" style:font-style-complex="normal" style:font-weight-complex="normal"/>
    </style:style>
    <style:style style:name="T25" style:family="text">
      <style:text-properties officeooo:rsid="003386c2"/>
    </style:style>
    <style:style style:name="T26" style:family="text">
      <style:text-properties officeooo:rsid="0034c737"/>
    </style:style>
    <style:style style:name="T27" style:family="text">
      <style:text-properties officeooo:rsid="0034dd21"/>
    </style:style>
    <style:style style:name="T28" style:family="text">
      <style:text-properties officeooo:rsid="00353150"/>
    </style:style>
    <style:style style:name="T29" style:family="text">
      <style:text-properties officeooo:rsid="00356146"/>
    </style:style>
    <style:style style:name="T30" style:family="text">
      <style:text-properties officeooo:rsid="0035b20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pdater</text:p>
      <text:p text:style-name="P19"/>
      <text:p text:style-name="P29">Design Not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Interactive Laboratories</text:p>
      <text:p text:style-name="P15"/>
      <text:p text:style-name="P15"/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4">[Version: <text:span text:style-name="T18">1</text:span>.0.0.<text:span text:style-name="T30">2</text:span>]</text:p>
          </table:table-cell>
          <table:table-cell table:style-name="VersionDate.A1" office:value-type="string">
            <text:p text:style-name="P25">[Date: <text:date style:data-style-name="N108" text:date-value="2012-10-17T14:04:47.07">17|10|2012</text:date>]</text:p>
          </table:table-cell>
        </table:table-row>
      </table:table>
      <text:p text:style-name="P18"><text:soft-page-break/></text:p>
      <text:p text:style-name="P46"/>
      <text:p text:style-name="P14"/>
      <text:p text:style-name="P14"/>
      <text:p text:style-name="P17">Change Log</text:p>
      <text:p text:style-name="P13"><draw:line text:anchor-type="paragraph" draw:z-index="0" draw:style-name="gr1" draw:text-style-name="P67" svg:x1="16.949cm" svg:y1="0.471cm" svg:x2="0.097cm" svg:y2="0.349cm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6">Version</text:p>
          </table:table-cell>
          <table:table-cell table:style-name="ChangeLog.A1" office:value-type="string">
            <text:p text:style-name="P26">Author</text:p>
          </table:table-cell>
          <table:table-cell table:style-name="ChangeLog.C1" office:value-type="string">
            <text:p text:style-name="P26">Changes</text:p>
          </table:table-cell>
        </table:table-row>
        <table:table-row>
          <table:table-cell table:style-name="ChangeLog.A2" office:value-type="string">
            <text:p text:style-name="P55"><text:span text:style-name="T18">1.0.0.0</text:span></text:p>
          </table:table-cell>
          <table:table-cell table:style-name="ChangeLog.A2" office:value-type="string">
            <text:p text:style-name="P55"><text:span text:style-name="T18">Rico</text:span></text:p>
          </table:table-cell>
          <table:table-cell table:style-name="ChangeLog.C2" office:value-type="string">
            <text:p text:style-name="P55"><text:span text:style-name="T18">Initial revision</text:span></text:p>
          </table:table-cell>
        </table:table-row>
        <table:table-row>
          <table:table-cell table:style-name="ChangeLog.A2" office:value-type="string">
            <text:p text:style-name="P56"><text:span text:style-name="T19">1.0.0.1</text:span></text:p>
          </table:table-cell>
          <table:table-cell table:style-name="ChangeLog.A2" office:value-type="string">
            <text:p text:style-name="P56"><text:span text:style-name="T19">Rico</text:span></text:p>
          </table:table-cell>
          <table:table-cell table:style-name="ChangeLog.C2" office:value-type="string">
            <text:p text:style-name="P56"><text:span text:style-name="T19">Modified the rules for where the MD5 hash values are stored</text:span></text:p>
          </table:table-cell>
        </table:table-row>
        <table:table-row>
          <table:table-cell table:style-name="ChangeLog.A2" office:value-type="string">
            <text:p text:style-name="P57"><text:span text:style-name="T30">1.0.0.2</text:span></text:p>
          </table:table-cell>
          <table:table-cell table:style-name="ChangeLog.A2" office:value-type="string">
            <text:p text:style-name="P57"><text:span text:style-name="T30">Rico</text:span></text:p>
          </table:table-cell>
          <table:table-cell table:style-name="ChangeLog.C2" office:value-type="string">
            <text:p text:style-name="P57"><text:span text:style-name="T30">Added Command-Line Arguments section</text:span></text:p>
          </table:table-cell>
        </table:table-row>
      </table:table>
      <text:p text:style-name="P12"/>
      <text:p text:style-name="P51"/>
      <text:p text:style-name="P48"/>
      <text:p text:style-name="P21"/>
      <text:p text:style-name="P21"/>
      <text:list xml:id="list4355367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7" draw:style-name="gr1" draw:text-style-name="P67" svg:x1="16.949cm" svg:y1="0.471cm" svg:x2="0.097cm" svg:y2="0.349cm"><text:p/></draw:line></text:p>
      <text:p text:style-name="P12"/>
      <text:p text:style-name="P12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2">Update Process<text:tab/>1</text:p>
          <text:p text:style-name="P54">Determining Files to Update<text:tab/>1</text:p>
          <text:p text:style-name="P54">Directory Layout on the FTP Server<text:tab/>1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47"/>
      <text:p text:style-name="P16"/>
      <text:p text:style-name="P16"/>
      <text:list xml:id="list341973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8" draw:style-name="gr1" draw:text-style-name="P67" svg:x1="16.949cm" svg:y1="0.471cm" svg:x2="0.097cm" svg:y2="0.349cm"><text:p/></draw:line></text:p>
      <text:p text:style-name="P7"/>
      <text:p text:style-name="P7"/>
      <text:p text:style-name="P11"><text:span text:style-name="T2">This document </text:span><text:span text:style-name="T4">is</text:span><text:span text:style-name="T3"> a compilation of notes to aid in describing the Updater program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9"/>
      <text:p text:style-name="P9"/>
      <text:p text:style-name="P9"/>
      <text:list xml:id="list341714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63" text:outline-level="10"><text:toc-mark-start text:id="IMark150278736" text:outline-level="1"/>Update Process<text:toc-mark-end text:id="IMark150278736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29" draw:style-name="gr1" draw:text-style-name="P67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64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toc-mark-start text:id="IMark150278736" text:outline-level="2"/>Determining Files to Update<text:toc-mark-end text:id="IMark150278736"/></text:p>
      <text:p text:style-name="P36"/>
      <text:p text:style-name="Standard"><text:span text:style-name="T4">Updater will connect to the FTP site provided by configuration settings and proceed to direct itself to the appropriate directory for the platform. <text:s/>In order to limit bandwidth and verify the contents of a file, there will be a series of files containing MD5 hashes in binary form. <text:s/>Updater will then proceed to download the MD5 hash files and compare the value</text:span><text:span text:style-name="T5">s</text:span><text:span text:style-name="T4"> in them against the </text:span><text:span text:style-name="T5">files stored locally. <text:s/></text:span><text:span text:style-name="T6">If the hash values are different, the differing file on the server will be </text:span><text:span text:style-name="T7">obtained</text:span><text:span text:style-name="T6">.</text:span></text:p>
      <text:p text:style-name="P37"/>
      <text:p text:style-name="P33"><text:toc-mark-start text:id="IMark150278736" text:outline-level="2"/>Directory Layout on the FTP Server<text:toc-mark-end text:id="IMark150278736"/></text:p>
      <text:p text:style-name="P38"/>
      <text:p text:style-name="P38">To facilitate in the process of determining files which need to be downloaded, the FTP server's directory layout for serving files must follow the following format:</text:p>
      <text:p text:style-name="P22"><text:span text:style-name="T7">/projects/&lt;project&gt;/&lt;platform&gt;/builds/&lt;build type&gt;/archive/&lt;year&gt;/&lt;month&gt;/&lt;day&gt;/&lt;time&gt;/.</text:span><text:span text:style-name="T16">md5</text:span></text:p>
      <text:p text:style-name="P38">/projects/&lt;project&gt;/&lt;platform&gt;/builds/&lt;build type&gt;/latest/.md5</text:p>
      <text:p text:style-name="P38"/>
      <text:p text:style-name="P38"/>
      <text:p text:style-name="P41">/projects</text:p>
      <text:p text:style-name="P38">Root directory for multiple projects to be available from one FTP site.</text:p>
      <text:p text:style-name="P38"/>
      <text:p text:style-name="P41">&lt;project&gt;</text:p>
      <text:p text:style-name="P38">Name of the project for which the files are to be updated.</text:p>
      <text:p text:style-name="P38"/>
      <text:p text:style-name="P41">&lt;platform&gt;</text:p>
      <text:p text:style-name="P38">Specify the platform the files are for.</text:p>
      <text:p text:style-name="P38"/>
      <text:p text:style-name="P41">builds</text:p>
      <text:p text:style-name="P38">A project may have various builds, such as Prototype, Alpha, Beta, Stable, Unstable, Release, PointRelease, 1.0, and so on.</text:p>
      <text:p text:style-name="P38"/>
      <text:p text:style-name="P42">&lt;build type&gt;</text:p>
      <text:p text:style-name="P39">Build type for a project, as listed in builds. <text:s/>This is an arbitrary value which is significant only to the developer's build naming convention.</text:p>
      <text:p text:style-name="P39"/>
      <text:p text:style-name="P41">archive</text:p>
      <text:p text:style-name="P39">Archived versions of the build for the project.</text:p>
      <text:p text:style-name="P39"/>
      <text:p text:style-name="P42">&lt;year&gt;</text:p>
      <text:p text:style-name="P39">Year of archive version.</text:p>
      <text:p text:style-name="P39"/>
      <text:p text:style-name="P42">&lt;month&gt;</text:p>
      <text:p text:style-name="P39">Month of archive version.</text:p>
      <text:p text:style-name="P39"><text:soft-page-break/></text:p>
      <text:p text:style-name="P42">&lt;day&gt;</text:p>
      <text:p text:style-name="P39">Day of archive version.</text:p>
      <text:p text:style-name="P39"/>
      <text:p text:style-name="P42">&lt;time&gt;</text:p>
      <text:p text:style-name="P39">Time of build committed to FTP site in the format of HHMMSS (Hour/Minute/Second).</text:p>
      <text:p text:style-name="P39"/>
      <text:p text:style-name="P42">latest</text:p>
      <text:p text:style-name="P39">Current build of the project for the build type.</text:p>
      <text:p text:style-name="P39"/>
      <text:p text:style-name="P42">.md5</text:p>
      <text:p text:style-name="P43"><text:span text:style-name="T8">Contains the </text:span><text:span text:style-name="T9">MD5 hash</text:span><text:span text:style-name="T10">es</text:span><text:span text:style-name="T9"> </text:span><text:span text:style-name="T11">of the current directory as &lt;filename&gt; &lt;MD5&gt;, where filename is the null-terminated text name of the file and MD5 is the 128-bit (16-byte) MD5 hash of the file. <text:s/></text:span><text:span text:style-name="T12">Each sub-directory contains this .md5 file.</text:span></text:p>
      <text:p text:style-name="P50"><text:span text:style-name="T12"/></text:p>
      <text:p text:style-name="P43"><text:span text:style-name="T12"/></text:p>
      <text:p text:style-name="P43"><text:span text:style-name="T12"/></text:p>
      <text:list xml:id="list341894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66" text:outline-level="10"><text:toc-mark-start text:id="IMark150278736" text:outline-level="1"/><text:span text:style-name="T13">Command-Line Arguments</text:span><text:toc-mark-end text:id="IMark150278736"/></text:h>
                                            </text:list-item>
                                            <text:list-item>
                                              <text:h text:style-name="P66" text:outline-level="10"><draw:line text:anchor-type="paragraph" draw:z-index="30" draw:style-name="gr1" draw:text-style-name="P67" svg:x1="16.949cm" svg:y1="0.471cm" svg:x2="0.097cm" svg:y2="0.349cm"><text:p/></draw:line><text:span text:style-name="T13"/></text:h>
                                            </text:list-item>
                                            <text:list-item>
                                              <text:h text:style-name="P65" text:outline-level="10"><text:span text:style-name="T1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toc-mark-start text:id="IMark150278736" text:outline-level="2"/><text:span text:style-name="T20">Format</text:span><text:toc-mark-end text:id="IMark150278736"/></text:p>
      <text:p text:style-name="P44"><text:span text:style-name="T14"/></text:p>
      <text:p text:style-name="P45"><text:span text:style-name="T15">Commands are passed to </text:span><text:span text:style-name="T21">Updater</text:span><text:span text:style-name="T24"> with the double-hyphen and single-hyphen syntax familiar to *nix platforms. <text:s/>A command takes the form of [&lt;--command&gt;|&lt;-c&gt;] &lt;parameter&gt; where -c is the single-character version of the command. <text:s/>The single-character version of the command does not necessarily have to be the first character in the full version of the command. <text:s/>Spaces and tabs are the delimiters that sit between commands and their parameters.</text:span></text:p>
      <text:p text:style-name="P45"><text:span text:style-name="T24"/></text:p>
      <text:p text:style-name="P35"><text:toc-mark-start text:id="IMark150278736" text:outline-level="2"/><text:span text:style-name="T22">List of Commands</text:span><text:toc-mark-end text:id="IMark150278736"/></text:p>
      <text:p text:style-name="P40"><text:span text:style-name="T23"/></text:p>
      <table:table table:name="Commands" table:style-name="Commands">
        <table:table-column table:style-name="Commands.A"/>
        <table:table-column table:style-name="Commands.B"/>
        <table:table-column table:style-name="Commands.C"/>
        <table:table-row>
          <table:table-cell table:style-name="Commands.A1" office:value-type="string">
            <text:p text:style-name="P62"><text:span text:style-name="T25">Long Version</text:span></text:p>
          </table:table-cell>
          <table:table-cell table:style-name="Commands.A1" office:value-type="string">
            <text:p text:style-name="P62"><text:span text:style-name="T25">Short Version</text:span></text:p>
          </table:table-cell>
          <table:table-cell table:style-name="Commands.C1" office:value-type="string">
            <text:p text:style-name="P62"><text:span text:style-name="T25">Comments</text:span></text:p>
          </table:table-cell>
        </table:table-row>
        <table:table-row>
          <table:table-cell table:style-name="Commands.A2" office:value-type="string">
            <text:p text:style-name="P58"><text:span text:style-name="T25">config-file</text:span></text:p>
          </table:table-cell>
          <table:table-cell table:style-name="Commands.A2" office:value-type="string">
            <text:p text:style-name="P58"><text:span text:style-name="T25">f</text:span></text:p>
          </table:table-cell>
          <table:table-cell table:style-name="Commands.C2" office:value-type="string">
            <text:p text:style-name="P58"><text:span text:style-name="T25">Sets the configuration file to use</text:span></text:p>
          </table:table-cell>
        </table:table-row>
        <table:table-row>
          <table:table-cell table:style-name="Commands.A2" office:value-type="string">
            <text:p text:style-name="P58"><text:span text:style-name="T25">site</text:span></text:p>
          </table:table-cell>
          <table:table-cell table:style-name="Commands.A2" office:value-type="string">
            <text:p text:style-name="P58"><text:span text:style-name="T25">s</text:span></text:p>
          </table:table-cell>
          <table:table-cell table:style-name="Commands.C2" office:value-type="string">
            <text:p text:style-name="P58"><text:span text:style-name="T25">Site IP address or hostname</text:span></text:p>
          </table:table-cell>
        </table:table-row>
        <table:table-row>
          <table:table-cell table:style-name="Commands.A2" office:value-type="string">
            <text:p text:style-name="P58"><text:span text:style-name="T25">port</text:span></text:p>
          </table:table-cell>
          <table:table-cell table:style-name="Commands.A2" office:value-type="string">
            <text:p text:style-name="P58"><text:span text:style-name="T25">p</text:span></text:p>
          </table:table-cell>
          <table:table-cell table:style-name="Commands.C2" office:value-type="string">
            <text:p text:style-name="P58"><text:span text:style-name="T25">Site port to connect to</text:span></text:p>
          </table:table-cell>
        </table:table-row>
        <table:table-row>
          <table:table-cell table:style-name="Commands.A2" office:value-type="string">
            <text:p text:style-name="P58"><text:span text:style-name="T25">project</text:span></text:p>
          </table:table-cell>
          <table:table-cell table:style-name="Commands.A2" office:value-type="string">
            <text:p text:style-name="P58"><text:span text:style-name="T25">r</text:span></text:p>
          </table:table-cell>
          <table:table-cell table:style-name="Commands.C2" office:value-type="string">
            <text:p text:style-name="P58"><text:span text:style-name="T25">Project to download</text:span></text:p>
          </table:table-cell>
        </table:table-row>
        <table:table-row>
          <table:table-cell table:style-name="Commands.A2" office:value-type="string">
            <text:p text:style-name="P58"><text:span text:style-name="T25">platform</text:span></text:p>
          </table:table-cell>
          <table:table-cell table:style-name="Commands.A2" office:value-type="string">
            <text:p text:style-name="P58"><text:span text:style-name="T25">m</text:span></text:p>
          </table:table-cell>
          <table:table-cell table:style-name="Commands.C2" office:value-type="string">
            <text:p text:style-name="P58"><text:span text:style-name="T25">Platform to use for project</text:span></text:p>
          </table:table-cell>
        </table:table-row>
        <table:table-row>
          <table:table-cell table:style-name="Commands.A2" office:value-type="string">
            <text:p text:style-name="P58"><text:span text:style-name="T25">build-type</text:span></text:p>
          </table:table-cell>
          <table:table-cell table:style-name="Commands.A2" office:value-type="string">
            <text:p text:style-name="P58"><text:span text:style-name="T25">t</text:span></text:p>
          </table:table-cell>
          <table:table-cell table:style-name="Commands.C2" office:value-type="string">
            <text:p text:style-name="P58"><text:span text:style-name="T25">Build type to retrieve</text:span></text:p>
          </table:table-cell>
        </table:table-row>
        <table:table-row>
          <table:table-cell table:style-name="Commands.A2" office:value-type="string">
            <text:p text:style-name="P58"><text:span text:style-name="T25">output-download-summary</text:span></text:p>
          </table:table-cell>
          <table:table-cell table:style-name="Commands.A2" office:value-type="string">
            <text:p text:style-name="P58"><text:span text:style-name="T25">o</text:span></text:p>
          </table:table-cell>
          <table:table-cell table:style-name="Commands.C2" office:value-type="string">
            <text:p text:style-name="P58"><text:span text:style-name="T25">Location of the session's file download summary, including the file names and their respective MD5 </text:span><text:span text:style-name="T26">hashes</text:span></text:p>
          </table:table-cell>
        </table:table-row>
        <table:table-row>
          <table:table-cell table:style-name="Commands.A2" office:value-type="string">
            <text:p text:style-name="P60"><text:span text:style-name="T28">active-mode</text:span></text:p>
          </table:table-cell>
          <table:table-cell table:style-name="Commands.A2" office:value-type="string">
            <text:p text:style-name="P60"><text:span text:style-name="T28">a</text:span></text:p>
          </table:table-cell>
          <table:table-cell table:style-name="Commands.C2" office:value-type="string">
            <text:p text:style-name="P60"><text:span text:style-name="T28">Use Active mode to connect to the FTP site (defaults to Passive)</text:span></text:p>
          </table:table-cell>
        </table:table-row>
        <table:table-row>
          <table:table-cell table:style-name="Commands.A2" office:value-type="string">
            <text:p text:style-name="P61"><text:span text:style-name="T29">port-range</text:span></text:p>
          </table:table-cell>
          <table:table-cell table:style-name="Commands.A2" office:value-type="string">
            <text:p text:style-name="P61"><text:span text:style-name="T29">n</text:span></text:p>
          </table:table-cell>
          <table:table-cell table:style-name="Commands.C2" office:value-type="string">
            <text:p text:style-name="P61"><text:span text:style-name="T29">Define a port range to use for Active mode connections, uses a hyphen to specify range</text:span></text:p>
          </table:table-cell>
        </table:table-row>
        <table:table-row>
          <table:table-cell table:style-name="Commands.A2" office:value-type="string">
            <text:p text:style-name="P59"><text:span text:style-name="T27">usage</text:span></text:p>
          </table:table-cell>
          <table:table-cell table:style-name="Commands.A2" office:value-type="string">
            <text:p text:style-name="P59"><text:span text:style-name="T27">u</text:span></text:p>
          </table:table-cell>
          <table:table-cell table:style-name="Commands.C2" office:value-type="string">
            <text:p text:style-name="P59"><text:span text:style-name="T27">Displays the commands that can be used</text:span></text:p>
          </table:table-cell>
        </table:table-row>
      </table:table>
      <text:p text:style-name="P40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1ffdba"/>
    </style:style>
    <style:style style:name="MT2" style:family="text">
      <style:text-properties officeooo:rsid="002b50a5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2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Updater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D</text:span><text:span text:style-name="MT2">N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v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Design Notes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vii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D</text:span><text:span text:style-name="MT2">N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Design Notes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ii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Updater</text:p>
      </style:header>
      <style:header-left>
        <text:p text:style-name="MP7"><text:title>Updater | Design Notes</text:title></text:p>
        <text:p text:style-name="MP7"><draw:line text:anchor-type="paragraph" draw:z-index="1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7" draw:style-name="Mgr1" draw:text-style-name="MP6" svg:x1="16.991cm" svg:y1="0.254cm" svg:x2="0.012cm" svg:y2="0.295cm"><text:p/></draw:line></text:p>
        <text:p text:style-name="MP5"><text:span text:style-name="MT1">UD</text:span><text:span text:style-name="MT2">N</text:span>-<text:page-number style:num-format="1" text:select-page="current">3</text:page-number></text:p>
      </style:footer>
      <style:footer-left>
        <text:p text:style-name="MP8"><draw:line text:anchor-type="paragraph" draw:z-index="19" draw:style-name="Mgr3" draw:text-style-name="MP6" svg:x1="0.016cm" svg:y1="0.254cm" svg:x2="17.002cm" svg:y2="0.254cm"><text:p/></draw:line></text:p>
        <text:p text:style-name="MP8">EDD-<text:page-number style:num-format="i" text:select-page="current">iv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0" draw:style-name="Mgr2" draw:text-style-name="MP6" svg:x1="-0.007cm" svg:y1="0.111cm" svg:x2="16.921cm" svg:y2="0.081cm"><text:p/></draw:line></text:p>
      </style:header>
      <style:header-left>
        <text:p text:style-name="MP7"><text:title>Updater | Design Notes</text:title></text:p>
        <text:p text:style-name="MP7"><draw:line text:anchor-type="paragraph" draw:z-index="22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1" draw:style-name="Mgr1" draw:text-style-name="MP6" svg:x1="16.991cm" svg:y1="0.254cm" svg:x2="0.012cm" svg:y2="0.295cm"><text:p/></draw:line></text:p>
        <text:p text:style-name="MP5"><text:span text:style-name="MT2">UDN</text:span>-<text:page-number style:num-format="1" text:select-page="current">3</text:page-number></text:p>
      </style:footer>
      <style:footer-left>
        <text:p text:style-name="MP8"><draw:line text:anchor-type="paragraph" draw:z-index="23" draw:style-name="Mgr3" draw:text-style-name="MP6" svg:x1="0.016cm" svg:y1="0.254cm" svg:x2="17.002cm" svg:y2="0.254cm"><text:p/></draw:line></text:p>
        <text:p text:style-name="MP8">EDD-<text:page-number style:num-format="i" text:select-page="current">i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Design Notes</text:title></text:p>
        <text:p text:style-name="MP7"><draw:line text:anchor-type="paragraph" draw:z-index="25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4" draw:style-name="Mgr1" draw:text-style-name="MP6" svg:x1="16.991cm" svg:y1="0.254cm" svg:x2="0.012cm" svg:y2="0.295cm"><text:p/></draw:line></text:p>
        <text:p text:style-name="MP5">EDD-<text:page-number style:num-format="1" text:select-page="current">2</text:page-number></text:p>
      </style:footer>
      <style:footer-left>
        <text:p text:style-name="MP8"><draw:line text:anchor-type="paragraph" draw:z-index="26" draw:style-name="Mgr3" draw:text-style-name="MP6" svg:x1="0.016cm" svg:y1="0.254cm" svg:x2="17.002cm" svg:y2="0.254cm"><text:p/></draw:line></text:p>
        <text:p text:style-name="MP8"><text:span text:style-name="MT1">UD</text:span><text:span text:style-name="MT2">N</text:span>-<text:page-number style:num-format="1" text:select-page="current">2</text:page-number></text:p>
      </style:footer-left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02:01.35</meta:creation-date>
    <meta:editing-duration>P2DT14H54M25S</meta:editing-duration>
    <meta:editing-cycles>29</meta:editing-cycles>
    <meta:generator>LibreOffice/3.6$Windows_x86 LibreOffice_project/e29a214-2bbed72-0621de6-a97528c-8f066d</meta:generator>
    <dc:title>Updater | Design Notes</dc:title>
    <dc:date>2012-10-17T14:04:46.77</dc:date>
    <meta:document-statistic meta:table-count="3" meta:image-count="0" meta:object-count="0" meta:page-count="11" meta:paragraph-count="118" meta:word-count="581" meta:character-count="3605" meta:non-whitespace-character-count="3122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02:01.04"/>
  </office:meta>
</office:document-meta>
</file>